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2024-12-18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2024-03-18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2022-12-06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2021-12-15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2020-12-11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2018-12-10 2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2017-12-1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2016-12-1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200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199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199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198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198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198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198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7201</text:p>
          </table:table-cell>
          <table:table-cell office:value-type="string" calcext:value-type="string">
            <text:p>1976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